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6.002cm" svg:height="8.998cm" svg:x="0.247cm" svg:y="5.795cm">
            <draw:object draw:notify-on-update-of-ranges="Feuille1.A1:Feuille1.A1 Feuille1.A2:Feuille1.A9 Feuille1.B1:Feuille1.B1 Feuille1.B2:Feuille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2cm" svg:height="8.998cm" svg:x="16.909cm" svg:y="5.954cm">
            <draw:object draw:notify-on-update-of-ranges="Feuille1.A1:Feuille1.A1 Feuille1.A2:Feuille1.A9 Feuille1.D1:Feuille1.D1 Feuille1.D2:Feuille1.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YDIM_GPU</text:p>
          </table:table-cell>
          <table:table-cell office:value-type="string">
            <text:p>GPU + CPU MT (temps)</text:p>
          </table:table-cell>
          <table:table-cell office:value-type="string">
            <text:p>CPU Seq (temps)</text:p>
          </table:table-cell>
          <table:table-cell office:value-type="string">
            <text:p>GPU + CPU MT (Go)</text:p>
          </table:table-cell>
          <table:table-cell office:value-type="string">
            <text:p>CPU Seq (Go)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8.226013">
            <text:p>958,226013</text:p>
          </table:table-cell>
          <table:table-cell office:value-type="float" office:value="1292.913">
            <text:p>1292,913</text:p>
          </table:table-cell>
          <table:table-cell office:value-type="float" office:value="1.60291533">
            <text:p>1,60291533</text:p>
          </table:table-cell>
          <table:table-cell office:value-type="float" office:value="1.187592">
            <text:p>1,18759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9.445333">
            <text:p>949,445333</text:p>
          </table:table-cell>
          <table:table-cell office:value-type="float" office:value="1304.552">
            <text:p>1304,552</text:p>
          </table:table-cell>
          <table:table-cell office:value-type="float" office:value="1.61766367">
            <text:p>1,61766367</text:p>
          </table:table-cell>
          <table:table-cell office:value-type="float" office:value="1.17831">
            <text:p>1,178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01.018311">
            <text:p>901,018311</text:p>
          </table:table-cell>
          <table:table-cell office:value-type="float" office:value="1304.661">
            <text:p>1304,661</text:p>
          </table:table-cell>
          <table:table-cell office:value-type="float" office:value="1.66931467">
            <text:p>1,66931467</text:p>
          </table:table-cell>
          <table:table-cell office:value-type="float" office:value="1.187406">
            <text:p>1,1874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90.869669">
            <text:p>890,869669</text:p>
          </table:table-cell>
          <table:table-cell office:value-type="float" office:value="1306.541016">
            <text:p>1306,541016</text:p>
          </table:table-cell>
          <table:table-cell office:value-type="float" office:value="1.724384">
            <text:p>1,724384</text:p>
          </table:table-cell>
          <table:table-cell office:value-type="float" office:value="1.17659">
            <text:p>1,176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97.817322">
            <text:p>797,817322</text:p>
          </table:table-cell>
          <table:table-cell office:value-type="float" office:value="1303.192017">
            <text:p>1303,192017</text:p>
          </table:table-cell>
          <table:table-cell office:value-type="float" office:value="1.92472">
            <text:p>1,92472</text:p>
          </table:table-cell>
          <table:table-cell office:value-type="float" office:value="1.178927">
            <text:p>1,1789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83.841654">
            <text:p>583,841654</text:p>
          </table:table-cell>
          <table:table-cell office:value-type="float" office:value="1297.579956">
            <text:p>1297,579956</text:p>
          </table:table-cell>
          <table:table-cell office:value-type="float" office:value="2.6317423">
            <text:p>2,6317423</text:p>
          </table:table-cell>
          <table:table-cell office:value-type="float" office:value="1.181116">
            <text:p>1,181116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44.621999">
            <text:p>344,621999</text:p>
          </table:table-cell>
          <table:table-cell office:value-type="float" office:value="1293.659058">
            <text:p>1293,659058</text:p>
          </table:table-cell>
          <table:table-cell office:value-type="float" office:value="4.458248">
            <text:p>4,458248</text:p>
          </table:table-cell>
          <table:table-cell office:value-type="float" office:value="1.176197">
            <text:p>1,17619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5.123662">
            <text:p>155,123662</text:p>
          </table:table-cell>
          <table:table-cell office:value-type="float" office:value="1308.238037">
            <text:p>1308,238037</text:p>
          </table:table-cell>
          <table:table-cell office:value-type="float" office:value="9.9899799">
            <text:p>9,9899799</text:p>
          </table:table-cell>
          <table:table-cell office:value-type="float" office:value="1.173681">
            <text:p>1,173681</text:p>
          </table:table-cell>
        </table:table-row>
      </table:table>
      <table:table table:name="Feuille2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mps</text:p>
          </table:table-cell>
          <table:table-cell table:number-columns-repeated="2"/>
          <table:table-cell office:value-type="string">
            <text:p>Moyenne </text:p>
          </table:table-cell>
          <table:table-cell table:formula="of:=([.B2]+[.B3]+[.B4])/3" office:value-type="float" office:value="155.123662333333">
            <text:p>155,1236623333</text:p>
          </table:table-cell>
          <table:table-cell/>
          <table:table-cell table:formula="of:=[.E1]" office:value-type="float" office:value="155.123662333333">
            <text:p>155,123662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.449997">
            <text:p>152,44999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921997">
            <text:p>156,92199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5.998993">
            <text:p>155,998993</text:p>
          </table:table-cell>
          <table:table-cell table:number-columns-repeated="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>
            <text:p>Go</text:p>
          </table:table-cell>
          <table:table-cell/>
          <table:table-cell office:value-type="string">
            <text:p>Moyenne</text:p>
          </table:table-cell>
          <table:table-cell table:formula="of:=([.B2]+[.B3]+[.B4])/3" office:value-type="float" office:value="9.89979966666667">
            <text:p>9,899799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071855">
            <text:p>10,07185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784825">
            <text:p>9,78482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842719">
            <text:p>9,84271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/05/2012</text:date>, <text:time>12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id Flow</meta:initial-creator>
    <meta:creation-date>2012-05-27T11:40:50</meta:creation-date>
    <dc:date>2012-05-27T12:52:31</dc:date>
    <dc:creator>Acid Flow</dc:creator>
    <meta:editing-duration>PT1H11M42S</meta:editing-duration>
    <meta:editing-cycles>16</meta:editing-cycles>
    <meta:generator>LibreOffice/3.4$Unix LibreOffice_project/340m1$Build-402</meta:generator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title svg:x="0.863cm" svg:y="0.369cm" chart:style-name="ch2">
          <text:p>Temps d'exécution en fonction du nombre de ligne traitées par le GPU</text:p>
        </chart:title>
        <chart:legend chart:legend-position="end" svg:x="10.902cm" svg:y="4.2cm" style:legend-expansion="high" chart:style-name="ch3"/>
        <chart:plot-area chart:style-name="ch4" table:cell-range-address="Feuille1.A1:Feuille1.B9" chart:data-source-has-labels="both" svg:x="1.331cm" svg:y="1.631cm" svg:width="8.931cm" svg:height="6.208cm">
          <chartooo:coordinate-region svg:x="2.323cm" svg:y="1.83cm" svg:width="7.567cm" svg:height="5.362cm"/>
          <chart:axis chart:dimension="x" chart:name="primary-x" chart:style-name="ch5" chartooo:axis-type="auto">
            <chartooo:date-scale/>
            <chart:title svg:x="4.905cm" svg:y="8.018cm" chart:style-name="ch6">
              <text:p>YDIM_GPU</text:p>
            </chart:title>
            <chart:categories table:cell-range-address="Feuille1.A2:Feuille1.A9"/>
          </chart:axis>
          <chart:axis chart:dimension="y" chart:name="primary-y" chart:style-name="ch5">
            <chart:title svg:x="0.451cm" svg:y="5.586cm" chart:style-name="ch7">
              <text:p>temps (ms)</text:p>
            </chart:title>
            <chart:grid chart:style-name="ch8" chart:class="major"/>
          </chart:axis>
          <chart:series chart:style-name="ch9" chart:values-cell-range-address="Feuille1.B2:Feuille1.B9" chart:label-cell-address="Feuille1.B1:Feuille1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+ CPU MT (temps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Feuille1.A2:Feuille1.A9</svg:desc>
                </draw:g>
              </table:table-cell>
              <table:table-cell office:value-type="float" office:value="958.226013">
                <text:p>958.226013</text:p>
                <draw:g>
                  <svg:desc>Feuille1.B2:Feuille1.B9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9.445333">
                <text:p>949.445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01.018311">
                <text:p>901.0183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90.869669">
                <text:p>890.86966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97.817322">
                <text:p>797.8173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83.841654">
                <text:p>583.84165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44.621999">
                <text:p>344.62199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5.123662">
                <text:p>155.123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title svg:x="2.93cm" svg:y="0.315cm" chart:style-name="ch2">
          <text:p>Nombre de Go/s traités en fonction de YDIM_GPU</text:p>
        </chart:title>
        <chart:legend chart:legend-position="end" svg:x="11.405cm" svg:y="4.2cm" style:legend-expansion="high" chart:style-name="ch3"/>
        <chart:plot-area chart:style-name="ch4" table:cell-range-address="Feuille1.A1:Feuille1.A9 Feuille1.D1:Feuille1.D9" chart:data-source-has-labels="both" svg:x="1.331cm" svg:y="1.631cm" svg:width="9.434cm" svg:height="6.208cm">
          <chartooo:coordinate-region svg:x="1.952cm" svg:y="1.83cm" svg:width="8.441cm" svg:height="5.362cm"/>
          <chart:axis chart:dimension="x" chart:name="primary-x" chart:style-name="ch5" chartooo:axis-type="auto">
            <chartooo:date-scale/>
            <chart:title svg:x="5.157cm" svg:y="8.018cm" chart:style-name="ch6">
              <text:p>YDIM_GPU</text:p>
            </chart:title>
            <chart:categories table:cell-range-address="Feuille1.A2:Feuille1.A9"/>
          </chart:axis>
          <chart:axis chart:dimension="y" chart:name="primary-y" chart:style-name="ch5">
            <chart:title svg:x="0.451cm" svg:y="5.123cm" chart:style-name="ch7">
              <text:p>Go/s</text:p>
            </chart:title>
            <chart:grid chart:style-name="ch8" chart:class="major"/>
          </chart:axis>
          <chart:series chart:style-name="ch9" chart:values-cell-range-address="Feuille1.D2:Feuille1.D9" chart:label-cell-address="Feuille1.D1:Feuille1.D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+ CPU MT (Go)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Feuille1.A2:Feuille1.A9</svg:desc>
                </draw:g>
              </table:table-cell>
              <table:table-cell office:value-type="float" office:value="1.60291533">
                <text:p>1.60291533</text:p>
                <draw:g>
                  <svg:desc>Feuille1.D2:Feuille1.D9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1766367">
                <text:p>1.617663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6931467">
                <text:p>1.669314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4384">
                <text:p>1.7243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2472">
                <text:p>1.9247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6317423">
                <text:p>2.631742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458248">
                <text:p>4.4582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9899799">
                <text:p>9.9899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